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e8e44"/>
    </style:style>
    <style:style style:name="T2" style:family="text">
      <style:text-properties style:font-name="Liberation Serif1" officeooo:rsid="001e8e44"/>
    </style:style>
    <style:style style:name="T3" style:family="text">
      <style:text-properties style:font-name="Liberation Serif" officeooo:rsid="001e8e44"/>
    </style:style>
    <style:style style:name="T4" style:family="text">
      <style:text-properties style:font-name="Liberation Serif" officeooo:rsid="0021cb07"/>
    </style:style>
    <style:style style:name="T5" style:family="text">
      <style:text-properties officeooo:rsid="0021cb07"/>
    </style:style>
    <style:style style:name="T6" style:family="text">
      <style:text-properties officeooo:rsid="00224802"/>
    </style:style>
    <style:style style:name="T7" style:family="text">
      <style:text-properties style:text-position="super 58%" officeooo:rsid="00224802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224802"/>
    </style:style>
    <style:style style:name="T10" style:family="text">
      <style:text-properties style:text-position="0% 100%" officeooo:rsid="002388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blema N° 2: Un determinado amplificador tiene polos en las siguientes</text:p>
      <text:p text:style-name="Standard">frecuencias: f1=500 kHz, f2=5 MHz, y f3=10 MHz. La ganancia de continua en bucle</text:p>
      <text:p text:style-name="Standard">abierto es 104</text:p>
      <text:p text:style-name="Standard"/>
      <text:p text:style-name="Standard">. Hallar la frecuencia fC para un cuarto polo, de manera que el margen</text:p>
      <text:p text:style-name="Standard"/>
      <text:p text:style-name="Standard">de fase sea de 60° para β=1. Hallar el margen de ganancia correspondiente.<text:line-break/><text:line-break/><text:line-break/><text:line-break/><text:span text:style-name="T5">240Khz<text:line-break/>80 db<text:line-break/></text:span></text:p>
      <text:p text:style-name="Standard"><text:line-break/><text:span text:style-name="T6">fc= (240khz/10)</text:span><text:span text:style-name="T7"> <text:s/>80/20</text:span><text:span text:style-name="T9"> =24 hz<text:line-break/></text:span><text:span text:style-name="T10">c =58,8p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9T18:36:03.826000000</meta:creation-date>
    <dc:date>2021-09-09T19:49:13.509000000</dc:date>
    <meta:editing-duration>PT2M18S</meta:editing-duration>
    <meta:editing-cycles>1</meta:editing-cycles>
    <meta:document-statistic meta:table-count="0" meta:image-count="0" meta:object-count="0" meta:page-count="1" meta:paragraph-count="6" meta:word-count="65" meta:character-count="367" meta:non-whitespace-character-count="302"/>
    <meta:generator>LibreOffice/6.4.5.2$Windows_X86_64 LibreOffice_project/a726b36747cf2001e06b58ad5db1aa3a9a1872d6</meta:generator>
  </office:meta>
</office:document-meta>
</file>